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Tw Cen MT Condensed" svg:font-family="Tw Cen MT Condensed" style:font-family-generic="swiss" style:font-pitch="variable" svg:panose-1="2 11 6 6 2 1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2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2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9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9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0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0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number text:level="1"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2"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2"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2"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2"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2"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asian="Times New Roman" style:font-name-complex="Times New Roman" fo:font-size="14pt" style:font-size-asian="14pt" style:font-size-complex="14pt" style:language-asian="en" style:country-asian="GB"/>
    </style:style>
    <style:style style:name="P3" style:parent-style-name="Normal" style:family="paragraph">
      <style:paragraph-properties fo:margin-top="0.0694in" fo:margin-bottom="0.0694in" fo:line-height="100%"/>
      <style:text-properties style:font-name-asian="Times New Roman" style:font-name-complex="Times New Roman" fo:font-weight="bold" style:font-weight-asian="bold" style:font-weight-complex="bold" fo:font-size="18pt" style:font-size-asian="18pt" style:font-size-complex="18pt" style:language-asian="en" style:country-asian="GB"/>
    </style:style>
    <style:style style:name="P4" style:parent-style-name="Normal" style:list-style-name="LFO26" style:family="paragraph">
      <style:paragraph-properties fo:margin-top="0.0694in" fo:margin-bottom="0.0694in" fo:line-height="100%"/>
    </style:style>
    <style:style style:name="T5"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7" style:parent-style-name="Normal" style:list-style-name="LFO26" style:family="paragraph">
      <style:paragraph-properties fo:margin-top="0.0694in" fo:margin-bottom="0.0694in" fo:line-height="100%"/>
      <style:text-properties style:font-name-asian="Times New Roman" style:font-name-complex="Times New Roman" fo:font-size="14pt" style:font-size-asian="14pt" style:font-size-complex="14pt" style:language-asian="en" style:country-asian="GB"/>
    </style:style>
    <style:style style:name="P8" style:parent-style-name="Normal" style:list-style-name="LFO26" style:family="paragraph">
      <style:paragraph-properties fo:margin-top="0.0694in" fo:margin-bottom="0.0694in" fo:line-height="100%"/>
    </style:style>
    <style:style style:name="T9"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1" style:parent-style-name="Normal" style:list-style-name="LFO26" style:family="paragraph">
      <style:paragraph-properties fo:margin-top="0.0694in" fo:margin-bottom="0.0694in" fo:line-height="100%"/>
    </style:style>
    <style:style style:name="T1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5" style:parent-style-name="Normal" style:list-style-name="LFO26" style:family="paragraph">
      <style:paragraph-properties fo:margin-top="0.0694in" fo:margin-bottom="0.0694in" fo:line-height="100%"/>
    </style:style>
    <style:style style:name="T1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1" style:parent-style-name="Normal" style:list-style-name="LFO26" style:family="paragraph">
      <style:paragraph-properties fo:margin-top="0.0694in" fo:margin-bottom="0.0694in" fo:line-height="100%"/>
    </style:style>
    <style:style style:name="T22"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4" style:parent-style-name="Normal" style:list-style-name="LFO26" style:family="paragraph">
      <style:paragraph-properties fo:margin-top="0.0694in" fo:margin-bottom="0.0694in" fo:line-height="100%"/>
    </style:style>
    <style:style style:name="T2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8" style:parent-style-name="Normal" style:list-style-name="LFO26" style:family="paragraph">
      <style:paragraph-properties fo:margin-top="0.0694in" fo:margin-bottom="0.0694in" fo:line-height="100%"/>
    </style:style>
    <style:style style:name="T2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2" style:parent-style-name="Normal" style:list-style-name="LFO26" style:family="paragraph">
      <style:paragraph-properties fo:margin-top="0.0694in" fo:margin-bottom="0.0694in" fo:line-height="100%"/>
    </style:style>
    <style:style style:name="T3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40" style:parent-style-name="Normal" style:list-style-name="LFO26" style:family="paragraph">
      <style:paragraph-properties fo:margin-top="0.0694in" fo:margin-bottom="0.0694in" fo:line-height="100%"/>
    </style:style>
    <style:style style:name="T41"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4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43" style:parent-style-name="Normal" style:list-style-name="LFO26" style:family="paragraph">
      <style:paragraph-properties fo:margin-top="0.0694in" fo:margin-bottom="0.0694in" fo:line-height="100%"/>
    </style:style>
    <style:style style:name="T4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4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4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4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4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49" style:parent-style-name="Normal" style:list-style-name="LFO26" style:family="paragraph">
      <style:paragraph-properties fo:margin-top="0.0694in" fo:margin-bottom="0.0694in" fo:line-height="100%"/>
    </style:style>
    <style:style style:name="T5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5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5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53" style:parent-style-name="Normal" style:list-style-name="LFO26" style:family="paragraph">
      <style:paragraph-properties fo:margin-top="0.0694in" fo:margin-bottom="0.0694in" fo:line-height="100%"/>
    </style:style>
    <style:style style:name="T5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5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5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57" style:parent-style-name="Normal" style:family="paragraph">
      <style:paragraph-properties fo:margin-top="0.0694in" fo:margin-bottom="0.0694in" fo:line-height="100%"/>
      <style:text-properties style:font-name-asian="Times New Roman" style:font-name-complex="Times New Roman" fo:font-weight="bold" style:font-weight-asian="bold" style:font-weight-complex="bold" fo:font-size="18pt" style:font-size-asian="18pt" style:font-size-complex="18pt" style:language-asian="en" style:country-asian="GB"/>
    </style:style>
    <style:style style:name="P58" style:parent-style-name="Normal" style:list-style-name="LFO27" style:family="paragraph">
      <style:paragraph-properties fo:margin-top="0.0694in" fo:margin-bottom="0.0694in" fo:line-height="100%"/>
    </style:style>
    <style:style style:name="T59"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60"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61"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62"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63"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6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65" style:parent-style-name="Normal" style:list-style-name="LFO27" style:family="paragraph">
      <style:paragraph-properties fo:margin-top="0.0694in" fo:margin-bottom="0.0694in" fo:line-height="100%"/>
    </style:style>
    <style:style style:name="T6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6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6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69" style:parent-style-name="Normal" style:list-style-name="LFO27" style:family="paragraph">
      <style:paragraph-properties fo:margin-top="0.0694in" fo:margin-bottom="0.0694in" fo:line-height="100%"/>
    </style:style>
    <style:style style:name="T7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7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7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73" style:parent-style-name="Normal" style:list-style-name="LFO27" style:family="paragraph">
      <style:paragraph-properties fo:margin-top="0.0694in" fo:margin-bottom="0.0694in" fo:line-height="100%"/>
    </style:style>
    <style:style style:name="T7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7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7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77" style:parent-style-name="Normal" style:list-style-name="LFO27" style:family="paragraph">
      <style:paragraph-properties fo:margin-top="0.0694in" fo:margin-bottom="0.0694in" fo:line-height="100%"/>
    </style:style>
    <style:style style:name="T7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7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8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8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8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83" style:parent-style-name="Normal" style:list-style-name="LFO27" style:family="paragraph">
      <style:paragraph-properties fo:margin-top="0.0694in" fo:margin-bottom="0.0694in" fo:line-height="100%"/>
    </style:style>
    <style:style style:name="T8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8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8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8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8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89" style:parent-style-name="Normal" style:list-style-name="LFO27" style:family="paragraph">
      <style:paragraph-properties fo:margin-top="0.0694in" fo:margin-bottom="0.0694in" fo:line-height="100%"/>
    </style:style>
    <style:style style:name="T9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9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9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9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9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95" style:parent-style-name="Normal" style:list-style-name="LFO27" style:family="paragraph">
      <style:paragraph-properties fo:margin-top="0.0694in" fo:margin-bottom="0.0694in" fo:line-height="100%"/>
    </style:style>
    <style:style style:name="T96"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9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98" style:parent-style-name="Normal" style:list-style-name="LFO27" style:family="paragraph">
      <style:paragraph-properties fo:margin-top="0.0694in" fo:margin-bottom="0.0694in" fo:line-height="100%"/>
    </style:style>
    <style:style style:name="T99"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0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01" style:parent-style-name="Normal" style:list-style-name="LFO27" style:family="paragraph">
      <style:paragraph-properties fo:margin-top="0.0694in" fo:margin-bottom="0.0694in" fo:line-height="100%"/>
    </style:style>
    <style:style style:name="T10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0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0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05" style:parent-style-name="Normal" style:list-style-name="LFO27" style:family="paragraph">
      <style:paragraph-properties fo:margin-top="0.0694in" fo:margin-bottom="0.0694in" fo:line-height="100%"/>
    </style:style>
    <style:style style:name="T10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0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0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09" style:parent-style-name="Normal" style:list-style-name="LFO27" style:family="paragraph">
      <style:paragraph-properties fo:margin-top="0.0694in" fo:margin-bottom="0.0694in" fo:line-height="100%"/>
    </style:style>
    <style:style style:name="T11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1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1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1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1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15" style:parent-style-name="Normal" style:list-style-name="LFO27" style:family="paragraph">
      <style:paragraph-properties fo:margin-top="0.0694in" fo:margin-bottom="0.0694in" fo:line-height="100%"/>
      <style:text-properties style:font-name-asian="Times New Roman" style:font-name-complex="Times New Roman" fo:font-size="14pt" style:font-size-asian="14pt" style:font-size-complex="14pt" style:language-asian="en" style:country-asian="GB"/>
    </style:style>
    <style:style style:name="P116" style:parent-style-name="Normal" style:list-style-name="LFO27" style:family="paragraph">
      <style:paragraph-properties fo:margin-top="0.0694in" fo:margin-bottom="0.0694in" fo:line-height="100%"/>
    </style:style>
    <style:style style:name="T117"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1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19" style:parent-style-name="Normal" style:list-style-name="LFO27" style:family="paragraph">
      <style:paragraph-properties fo:margin-top="0.0694in" fo:margin-bottom="0.0694in" fo:line-height="100%"/>
    </style:style>
    <style:style style:name="T120"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21"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122"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2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24" style:parent-style-name="Normal" style:list-style-name="LFO27" style:family="paragraph">
      <style:paragraph-properties fo:margin-top="0.0694in" fo:margin-bottom="0.0694in" fo:line-height="100%"/>
    </style:style>
    <style:style style:name="T12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2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2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2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2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3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3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32" style:parent-style-name="Normal" style:list-style-name="LFO27" style:family="paragraph">
      <style:paragraph-properties fo:margin-top="0.0694in" fo:margin-bottom="0.0694in" fo:line-height="100%"/>
    </style:style>
    <style:style style:name="T13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3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3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36" style:parent-style-name="Normal" style:list-style-name="LFO27" style:family="paragraph">
      <style:paragraph-properties fo:margin-top="0.0694in" fo:margin-bottom="0.0694in" fo:line-height="100%"/>
    </style:style>
    <style:style style:name="T13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3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3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40" style:parent-style-name="Normal" style:list-style-name="LFO27" style:family="paragraph">
      <style:paragraph-properties fo:margin-top="0.0694in" fo:margin-bottom="0.0694in" fo:line-height="100%"/>
    </style:style>
    <style:style style:name="T14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42"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4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4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4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46" style:parent-style-name="Normal" style:list-style-name="LFO27" style:family="paragraph">
      <style:paragraph-properties fo:margin-top="0.0694in" fo:margin-bottom="0.0694in" fo:line-height="100%"/>
    </style:style>
    <style:style style:name="T14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4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4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5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5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52" style:parent-style-name="Normal" style:list-style-name="LFO27" style:family="paragraph">
      <style:paragraph-properties fo:margin-top="0.0694in" fo:margin-bottom="0.0694in" fo:line-height="100%"/>
    </style:style>
    <style:style style:name="T153"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54"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155"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5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57" style:parent-style-name="Normal" style:list-style-name="LFO27" style:family="paragraph">
      <style:paragraph-properties fo:margin-top="0.0694in" fo:margin-bottom="0.0694in" fo:line-height="100%"/>
    </style:style>
    <style:style style:name="T15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5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6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61" style:parent-style-name="Normal" style:list-style-name="LFO27" style:family="paragraph">
      <style:paragraph-properties fo:margin-top="0.0694in" fo:margin-bottom="0.0694in" fo:line-height="100%"/>
    </style:style>
    <style:style style:name="T162"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6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64" style:parent-style-name="Normal" style:list-style-name="LFO27" style:family="paragraph">
      <style:paragraph-properties fo:margin-top="0.0694in" fo:margin-bottom="0.0694in" fo:line-height="100%"/>
    </style:style>
    <style:style style:name="T16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6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6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6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6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7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7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72" style:parent-style-name="Normal" style:list-style-name="LFO27" style:family="paragraph">
      <style:paragraph-properties fo:margin-top="0.0694in" fo:margin-bottom="0.0694in" fo:line-height="100%"/>
    </style:style>
    <style:style style:name="T17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7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7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76" style:parent-style-name="Normal" style:list-style-name="LFO27" style:family="paragraph">
      <style:paragraph-properties fo:margin-top="0.0694in" fo:margin-bottom="0.0694in" fo:line-height="100%"/>
    </style:style>
    <style:style style:name="T17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7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7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80" style:parent-style-name="Normal" style:list-style-name="LFO27" style:family="paragraph">
      <style:paragraph-properties fo:margin-top="0.0694in" fo:margin-bottom="0.0694in" fo:line-height="100%"/>
    </style:style>
    <style:style style:name="T181"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8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83" style:parent-style-name="Normal" style:list-style-name="LFO27" style:family="paragraph">
      <style:paragraph-properties fo:margin-top="0.0694in" fo:margin-bottom="0.0694in" fo:line-height="100%"/>
    </style:style>
    <style:style style:name="T18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8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8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87" style:parent-style-name="Normal" style:list-style-name="LFO27" style:family="paragraph">
      <style:paragraph-properties fo:margin-top="0.0694in" fo:margin-bottom="0.0694in" fo:line-height="100%"/>
    </style:style>
    <style:style style:name="T18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8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9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19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19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93" style:parent-style-name="Normal" style:list-style-name="LFO27" style:family="paragraph">
      <style:paragraph-properties fo:margin-top="0.0694in" fo:margin-bottom="0.0694in" fo:line-height="100%"/>
    </style:style>
    <style:style style:name="T194"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95"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196"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19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198" style:parent-style-name="Normal" style:list-style-name="LFO27" style:family="paragraph">
      <style:paragraph-properties fo:margin-top="0.0694in" fo:margin-bottom="0.0694in" fo:line-height="100%"/>
    </style:style>
    <style:style style:name="T19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0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0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02" style:parent-style-name="Normal" style:list-style-name="LFO27" style:family="paragraph">
      <style:paragraph-properties fo:margin-top="0.0694in" fo:margin-bottom="0.0694in" fo:line-height="100%"/>
    </style:style>
    <style:style style:name="T20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0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0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0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0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0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0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1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1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12" style:parent-style-name="Normal" style:list-style-name="LFO27" style:family="paragraph">
      <style:paragraph-properties fo:margin-top="0.0694in" fo:margin-bottom="0.0694in" fo:line-height="100%"/>
    </style:style>
    <style:style style:name="T21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1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1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16" style:parent-style-name="Normal" style:list-style-name="LFO27" style:family="paragraph">
      <style:paragraph-properties fo:margin-top="0.0694in" fo:margin-bottom="0.0694in" fo:line-height="100%"/>
    </style:style>
    <style:style style:name="T21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1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1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2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2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22" style:parent-style-name="Normal" style:list-style-name="LFO27" style:family="paragraph">
      <style:paragraph-properties fo:margin-top="0.0694in" fo:margin-bottom="0.0694in" fo:line-height="100%"/>
    </style:style>
    <style:style style:name="T223"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24"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225"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2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27" style:parent-style-name="Normal" style:list-style-name="LFO27" style:family="paragraph">
      <style:paragraph-properties fo:margin-top="0.0694in" fo:margin-bottom="0.0694in" fo:line-height="100%"/>
    </style:style>
    <style:style style:name="T22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2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3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31" style:parent-style-name="Normal" style:list-style-name="LFO27" style:family="paragraph">
      <style:paragraph-properties fo:margin-top="0.0694in" fo:margin-bottom="0.0694in" fo:line-height="100%"/>
    </style:style>
    <style:style style:name="T23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3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3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35" style:parent-style-name="Normal" style:list-style-name="LFO27" style:family="paragraph">
      <style:paragraph-properties fo:margin-top="0.0694in" fo:margin-bottom="0.0694in" fo:line-height="100%"/>
    </style:style>
    <style:style style:name="T23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3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3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39" style:parent-style-name="Normal" style:list-style-name="LFO27" style:family="paragraph">
      <style:paragraph-properties fo:margin-top="0.0694in" fo:margin-bottom="0.0694in" fo:line-height="100%"/>
    </style:style>
    <style:style style:name="T24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4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4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4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4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45" style:parent-style-name="Normal" style:list-style-name="LFO27" style:family="paragraph">
      <style:paragraph-properties fo:margin-top="0.0694in" fo:margin-bottom="0.0694in" fo:line-height="100%"/>
    </style:style>
    <style:style style:name="T24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4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4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49"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5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51" style:parent-style-name="Normal" style:list-style-name="LFO27" style:family="paragraph">
      <style:paragraph-properties fo:margin-top="0.0694in" fo:margin-bottom="0.0694in" fo:line-height="100%"/>
    </style:style>
    <style:style style:name="T252"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5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54" style:parent-style-name="Normal" style:list-style-name="LFO27" style:family="paragraph">
      <style:paragraph-properties fo:margin-top="0.0694in" fo:margin-bottom="0.0694in" fo:line-height="100%"/>
    </style:style>
    <style:style style:name="T25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5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5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5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5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60" style:parent-style-name="Normal" style:list-style-name="LFO27" style:family="paragraph">
      <style:paragraph-properties fo:margin-top="0.0694in" fo:margin-bottom="0.0694in" fo:line-height="100%"/>
    </style:style>
    <style:style style:name="T26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62"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6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64" style:parent-style-name="Normal" style:list-style-name="LFO27" style:family="paragraph">
      <style:paragraph-properties fo:margin-top="0.0694in" fo:margin-bottom="0.0694in" fo:line-height="100%"/>
    </style:style>
    <style:style style:name="T26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6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6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68" style:parent-style-name="Normal" style:list-style-name="LFO27" style:family="paragraph">
      <style:paragraph-properties fo:margin-top="0.0694in" fo:margin-bottom="0.0694in" fo:line-height="100%"/>
    </style:style>
    <style:style style:name="T26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7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7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72" style:parent-style-name="Normal" style:list-style-name="LFO27" style:family="paragraph">
      <style:paragraph-properties fo:margin-top="0.0694in" fo:margin-bottom="0.0694in" fo:line-height="100%"/>
    </style:style>
    <style:style style:name="T273"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7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75" style:parent-style-name="Normal" style:list-style-name="LFO27" style:family="paragraph">
      <style:paragraph-properties fo:margin-top="0.0694in" fo:margin-bottom="0.0694in" fo:line-height="100%"/>
    </style:style>
    <style:style style:name="T27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7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7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79" style:parent-style-name="Normal" style:list-style-name="LFO27" style:family="paragraph">
      <style:paragraph-properties fo:margin-top="0.0694in" fo:margin-bottom="0.0694in" fo:line-height="100%"/>
    </style:style>
    <style:style style:name="T280"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81"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282"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28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84" style:parent-style-name="Normal" style:list-style-name="LFO27" style:family="paragraph">
      <style:paragraph-properties fo:margin-top="0.0694in" fo:margin-bottom="0.0694in" fo:line-height="100%"/>
    </style:style>
    <style:style style:name="T28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8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8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88" style:parent-style-name="Normal" style:list-style-name="LFO27" style:family="paragraph">
      <style:paragraph-properties fo:margin-top="0.0694in" fo:margin-bottom="0.0694in" fo:line-height="100%"/>
    </style:style>
    <style:style style:name="T28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9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9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92" style:parent-style-name="Normal" style:list-style-name="LFO27" style:family="paragraph">
      <style:paragraph-properties fo:margin-top="0.0694in" fo:margin-bottom="0.0694in" fo:line-height="100%"/>
    </style:style>
    <style:style style:name="T29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9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9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296" style:parent-style-name="Normal" style:list-style-name="LFO27" style:family="paragraph">
      <style:paragraph-properties fo:margin-top="0.0694in" fo:margin-bottom="0.0694in" fo:line-height="100%"/>
    </style:style>
    <style:style style:name="T29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298"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29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00" style:parent-style-name="Normal" style:list-style-name="LFO27" style:family="paragraph">
      <style:paragraph-properties fo:margin-top="0.0694in" fo:margin-bottom="0.0694in" fo:line-height="100%"/>
    </style:style>
    <style:style style:name="T301"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302"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303"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30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05" style:parent-style-name="Normal" style:list-style-name="LFO27" style:family="paragraph">
      <style:paragraph-properties fo:margin-top="0.0694in" fo:margin-bottom="0.0694in" fo:line-height="100%"/>
    </style:style>
    <style:style style:name="T30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0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0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09" style:parent-style-name="Normal" style:list-style-name="LFO27" style:family="paragraph">
      <style:paragraph-properties fo:margin-top="0.0694in" fo:margin-bottom="0.0694in" fo:line-height="100%"/>
    </style:style>
    <style:style style:name="T31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1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1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13" style:parent-style-name="Normal" style:list-style-name="LFO27" style:family="paragraph">
      <style:paragraph-properties fo:margin-top="0.0694in" fo:margin-bottom="0.0694in" fo:line-height="100%"/>
    </style:style>
    <style:style style:name="T31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15"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16"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17"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1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19" style:parent-style-name="Normal" style:list-style-name="LFO27" style:family="paragraph">
      <style:paragraph-properties fo:margin-top="0.0694in" fo:margin-bottom="0.0694in" fo:line-height="100%"/>
    </style:style>
    <style:style style:name="T32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2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2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2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2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25" style:parent-style-name="Normal" style:list-style-name="LFO27" style:family="paragraph">
      <style:paragraph-properties fo:margin-top="0.0694in" fo:margin-bottom="0.0694in" fo:line-height="100%"/>
    </style:style>
    <style:style style:name="T326"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327" style:parent-style-name="DefaultParagraphFont" style:family="text">
      <style:text-properties style:font-name-asian="Times New Roman" style:font-name-complex="Courier New" fo:font-weight="bold" style:font-weight-asian="bold" style:font-weight-complex="bold" fo:font-size="14pt" style:font-size-asian="14pt" style:font-size-complex="14pt" style:language-asian="en" style:country-asian="GB"/>
    </style:style>
    <style:style style:name="T328"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32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30" style:parent-style-name="Normal" style:list-style-name="LFO27" style:family="paragraph">
      <style:paragraph-properties fo:margin-top="0.0694in" fo:margin-bottom="0.0694in" fo:line-height="100%"/>
    </style:style>
    <style:style style:name="T33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32"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3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34" style:parent-style-name="Normal" style:list-style-name="LFO27" style:family="paragraph">
      <style:paragraph-properties fo:margin-top="0.0694in" fo:margin-bottom="0.0694in" fo:line-height="100%"/>
    </style:style>
    <style:style style:name="T33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36"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37"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38" style:parent-style-name="Normal" style:list-style-name="LFO27" style:family="paragraph">
      <style:paragraph-properties fo:margin-top="0.0694in" fo:margin-bottom="0.0694in" fo:line-height="100%"/>
    </style:style>
    <style:style style:name="T339"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40"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41"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42" style:parent-style-name="Normal" style:list-style-name="LFO27" style:family="paragraph">
      <style:paragraph-properties fo:margin-top="0.0694in" fo:margin-bottom="0.0694in" fo:line-height="100%"/>
    </style:style>
    <style:style style:name="T343"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44"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45"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46" style:parent-style-name="Normal" style:list-style-name="LFO27" style:family="paragraph">
      <style:paragraph-properties fo:margin-top="0.0694in" fo:margin-bottom="0.0694in" fo:line-height="100%"/>
    </style:style>
    <style:style style:name="T347"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language-asian="en" style:country-asian="GB"/>
    </style:style>
    <style:style style:name="T348"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49" style:parent-style-name="Normal" style:list-style-name="LFO27" style:family="paragraph">
      <style:paragraph-properties fo:margin-top="0.0694in" fo:margin-bottom="0.0694in" fo:line-height="100%"/>
    </style:style>
    <style:style style:name="T350"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51"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52"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T353" style:parent-style-name="DefaultParagraphFont" style:family="text">
      <style:text-properties style:font-name-asian="Times New Roman" style:font-name-complex="Courier New" fo:font-size="14pt" style:font-size-asian="14pt" style:font-size-complex="14pt" style:language-asian="en" style:country-asian="GB"/>
    </style:style>
    <style:style style:name="T354" style:parent-style-name="DefaultParagraphFont" style:family="text">
      <style:text-properties style:font-name-asian="Times New Roman" style:font-name-complex="Times New Roman" fo:font-size="14pt" style:font-size-asian="14pt" style:font-size-complex="14pt" style:language-asian="en" style:country-asian="GB"/>
    </style:style>
    <style:style style:name="P355" style:parent-style-name="Normal" style:list-style-name="LFO27" style:family="paragraph">
      <style:paragraph-properties fo:margin-top="0.0694in" fo:margin-bottom="0.0694in" fo:line-height="100%"/>
      <style:text-properties style:font-name-asian="Times New Roman" style:font-name-complex="Times New Roman" fo:font-size="14pt" style:font-size-asian="14pt" style:font-size-complex="14pt" style:language-asian="en" style:country-asian="GB"/>
    </style:style>
  </office:automatic-styles>
  <office:body>
    <office:text text:use-soft-page-breaks="true">
      <text:p text:style-name="P1">In this exercise, we will clean and transform a dataset scraped from Audible Audio, containing various titles of audiobooks and data related to them. Cleaning and transforming your data first is crucial to being able to accurately analyse your data.</text:p>
      <text:h text:style-name="P3" text:outline-level="3">Steps to Access Power Query in Excel</text:h>
      <text:list text:style-name="LFO26" text:continue-numbering="true">
        <text:list-item>
          <text:p text:style-name="P4"><text:span text:style-name="T5">Open Excel</text:span><text:span text:style-name="T6">:</text:span></text:p>
          <text:list text:continue-numbering="true">
            <text:list-item>
              <text:p text:style-name="P7">Open Microsoft Excel.</text:p>
            </text:list-item>
          </text:list>
        </text:list-item>
        <text:list-item>
          <text:p text:style-name="P8"><text:span text:style-name="T9">Load Your Dataset (87508 rows including the header row and 8 columns)</text:span><text:span text:style-name="T10">:</text:span></text:p>
          <text:list text:continue-numbering="true">
            <text:list-item>
              <text:p text:style-name="P11"><text:span text:style-name="T12">Go to the<text:s/></text:span><text:span text:style-name="T13">File</text:span><text:span text:style-name="T14"><text:s/>tab.</text:span></text:p>
            </text:list-item>
            <text:list-item>
              <text:p text:style-name="P15"><text:span text:style-name="T16">Select<text:s/></text:span><text:span text:style-name="T17">Open</text:span><text:span text:style-name="T18"><text:s/>and choose your<text:s/></text:span><text:span text:style-name="T19">audible_uncleaned.csv</text:span><text:span text:style-name="T20"><text:s/>file.</text:span></text:p>
            </text:list-item>
          </text:list>
        </text:list-item>
        <text:list-item>
          <text:p text:style-name="P21"><text:span text:style-name="T22">Access Power Query</text:span><text:span text:style-name="T23">:</text:span></text:p>
          <text:list text:continue-numbering="true">
            <text:list-item>
              <text:p text:style-name="P24"><text:span text:style-name="T25">Go to the<text:s/></text:span><text:span text:style-name="T26">Data</text:span><text:span text:style-name="T27"><text:s/>tab on the Excel ribbon.</text:span></text:p>
            </text:list-item>
            <text:list-item>
              <text:p text:style-name="P28"><text:span text:style-name="T29">Look for the<text:s/></text:span><text:span text:style-name="T30">Get &amp; Transform Data</text:span><text:span text:style-name="T31"><text:s/>group.</text:span></text:p>
            </text:list-item>
            <text:list-item>
              <text:p text:style-name="P32"><text:span text:style-name="T33">Click on<text:s/></text:span><text:span text:style-name="T34">Get Data</text:span><text:span text:style-name="T35"><text:s/>&gt;<text:s/></text:span><text:span text:style-name="T36">From File</text:span><text:span text:style-name="T37"><text:s/>&gt;<text:s/></text:span><text:span text:style-name="T38">From Text/CSV</text:span><text:span text:style-name="T39">.</text:span></text:p>
            </text:list-item>
          </text:list>
        </text:list-item>
        <text:list-item>
          <text:p text:style-name="P40"><text:span text:style-name="T41">Load the CSV into Power Query</text:span><text:span text:style-name="T42">:</text:span></text:p>
          <text:list text:continue-numbering="true">
            <text:list-item>
              <text:p text:style-name="P43"><text:span text:style-name="T44">Select your<text:s/></text:span><text:span text:style-name="T45">audible_uncleaned.csv</text:span><text:span text:style-name="T46"><text:s/>file and click<text:s/></text:span><text:span text:style-name="T47">Import</text:span><text:span text:style-name="T48">.</text:span></text:p>
            </text:list-item>
            <text:list-item>
              <text:p text:style-name="P49"><text:span text:style-name="T50">In the<text:s/></text:span><text:span text:style-name="T51">Navigator</text:span><text:span text:style-name="T52"><text:s/>window, select the sheet or table you want to import.</text:span></text:p>
            </text:list-item>
            <text:list-item>
              <text:p text:style-name="P53"><text:span text:style-name="T54">Click<text:s/></text:span><text:span text:style-name="T55">Transform Data</text:span><text:span text:style-name="T56"><text:s/>to clean the data in Power Query Editor.</text:span></text:p>
            </text:list-item>
          </text:list>
        </text:list-item>
      </text:list>
      <text:h text:style-name="P57" text:outline-level="3">Using Power Query to Clean the Data</text:h>
      <text:list text:style-name="LFO27" text:continue-numbering="true">
        <text:list-item>
          <text:p text:style-name="P58"><text:span text:style-name="T59">Remove Prefixes from<text:s/></text:span><text:span text:style-name="T60">author</text:span><text:span text:style-name="T61"><text:s/>and<text:s/></text:span><text:span text:style-name="T62">narrator</text:span><text:span text:style-name="T63"><text:s/>Columns</text:span><text:span text:style-name="T64">:</text:span></text:p>
          <text:list text:continue-numbering="true">
            <text:list-item>
              <text:p text:style-name="P65"><text:span text:style-name="T66">Select the<text:s/></text:span><text:span text:style-name="T67">author</text:span><text:span text:style-name="T68"><text:s/>column.</text:span></text:p>
            </text:list-item>
            <text:list-item>
              <text:p text:style-name="P69"><text:span text:style-name="T70">Go to the<text:s/></text:span><text:span text:style-name="T71">Transform</text:span><text:span text:style-name="T72"><text:s/>tab.</text:span></text:p>
            </text:list-item>
            <text:list-item>
              <text:p text:style-name="P73"><text:span text:style-name="T74">Click on<text:s/></text:span><text:span text:style-name="T75">Replace Values</text:span><text:span text:style-name="T76">.</text:span></text:p>
            </text:list-item>
            <text:list-item>
              <text:p text:style-name="P77"><text:span text:style-name="T78">In the<text:s/></text:span><text:span text:style-name="T79">Value to Find</text:span><text:span text:style-name="T80"><text:s/>box, type<text:s/></text:span><text:span text:style-name="T81">Writtenby:</text:span><text:span text:style-name="T82">.</text:span></text:p>
            </text:list-item>
            <text:list-item>
              <text:p text:style-name="P83"><text:span text:style-name="T84">Leave the<text:s/></text:span><text:span text:style-name="T85">Replace with</text:span><text:span text:style-name="T86"><text:s/>box empty and click<text:s/></text:span><text:span text:style-name="T87">OK</text:span><text:span text:style-name="T88">.</text:span></text:p>
            </text:list-item>
            <text:list-item>
              <text:p text:style-name="P89"><text:span text:style-name="T90">Repeat the same steps for the<text:s/></text:span><text:span text:style-name="T91">narrator</text:span><text:span text:style-name="T92"><text:s/>column, replacing<text:s/></text:span><text:span text:style-name="T93">Narratedby:</text:span><text:span text:style-name="T94"><text:s/>with an empty string.</text:span></text:p>
            </text:list-item>
          </text:list>
        </text:list-item>
        <text:list-item>
          <text:p text:style-name="P95"><text:span text:style-name="T96">Add Spaces between Author and Narrator Names</text:span><text:span text:style-name="T97">:</text:span></text:p>
          <text:list text:continue-numbering="true">
            <text:list-item>
              <text:p text:style-name="P98"><text:span text:style-name="T99">Split Columns</text:span><text:span text:style-name="T100">:</text:span></text:p>
              <text:list text:continue-numbering="true">
                <text:list-item>
                  <text:p text:style-name="P101"><text:span text:style-name="T102">Select the<text:s/></text:span><text:span text:style-name="T103">author</text:span><text:span text:style-name="T104"><text:s/>column.</text:span></text:p>
                </text:list-item>
                <text:list-item>
                  <text:p text:style-name="P105"><text:span text:style-name="T106">Go to the<text:s/></text:span><text:span text:style-name="T107">Transform</text:span><text:span text:style-name="T108"><text:s/>tab.</text:span></text:p>
                </text:list-item>
                <text:list-item>
                  <text:p text:style-name="P109"><text:span text:style-name="T110">Click on<text:s/></text:span><text:span text:style-name="T111">Split Column</text:span><text:span text:style-name="T112"><text:s/>&gt;<text:s/></text:span><text:span text:style-name="T113">By Lowercase to Uppercase</text:span><text:span text:style-name="T114">.</text:span></text:p>
                </text:list-item>
                <text:list-item>
                  <text:p text:style-name="P115">This will split the column at the transition from lowercase to uppercase letters, effectively separating the first, middle, and last names.</text:p>
                </text:list-item>
              </text:list>
            </text:list-item>
            <text:list-item>
              <text:p text:style-name="P116"><text:span text:style-name="T117">Merge Columns with Space</text:span><text:span text:style-name="T118">:</text:span></text:p>
              <text:list text:continue-numbering="true">
                <text:list-item>
                  <text:p text:style-name="P119"><text:span text:style-name="T120">For<text:s/></text:span><text:span text:style-name="T121">author</text:span><text:span text:style-name="T122"><text:s/>columns</text:span><text:span text:style-name="T123">:</text:span></text:p>
                  <text:list text:continue-numbering="true">
                    <text:list-item>
                      <text:p text:style-name="P124"><text:span text:style-name="T125">Select all the split<text:s/></text:span><text:span text:style-name="T126">author</text:span><text:span text:style-name="T127"><text:s/>columns (e.g.,<text:s/></text:span><text:span text:style-name="T128">author.1</text:span><text:span text:style-name="T129">,<text:s/></text:span><text:span text:style-name="T130">author.2</text:span><text:span text:style-name="T131">, etc.).</text:span></text:p>
                    </text:list-item>
                    <text:list-item>
                      <text:p text:style-name="P132"><text:span text:style-name="T133">Go to the<text:s/></text:span><text:span text:style-name="T134">Transform</text:span><text:span text:style-name="T135"><text:s/>tab.</text:span></text:p>
                    </text:list-item>
                    <text:list-item>
                      <text:p text:style-name="P136"><text:span text:style-name="T137">Click on<text:s/></text:span><text:span text:style-name="T138">Merge Columns</text:span><text:span text:style-name="T139">.</text:span></text:p>
                    </text:list-item>
                    <text:list-item>
                      <text:p text:style-name="P140"><text:span text:style-name="T141">In the<text:s/></text:span><text:span text:style-name="T142">Merge Columns</text:span><text:span text:style-name="T143"><text:s/>dialog, select<text:s/></text:span><text:span text:style-name="T144">Space</text:span><text:span text:style-name="T145"><text:s/>as the separator.</text:span></text:p>
                    </text:list-item>
                    <text:list-item>
                      <text:p text:style-name="P146"><text:span text:style-name="T147">Name the new column (e.g.,<text:s/></text:span><text:span text:style-name="T148">Cleaned Author</text:span><text:span text:style-name="T149">) and click<text:s/></text:span><text:span text:style-name="T150">OK</text:span><text:span text:style-name="T151">.</text:span></text:p>
                    </text:list-item>
                  </text:list>
                </text:list-item>
                <text:list-item>
                  <text:p text:style-name="P152"><text:span text:style-name="T153">For<text:s/></text:span><text:span text:style-name="T154">narrator</text:span><text:span text:style-name="T155"><text:s/>columns</text:span><text:span text:style-name="T156">:</text:span></text:p>
                  <text:list text:continue-numbering="true">
                    <text:list-item>
                      <text:p text:style-name="P157"><text:span text:style-name="T158">Repeat steps above for the<text:s/></text:span><text:span text:style-name="T159">narrator</text:span><text:span text:style-name="T160"><text:s/>columns to merge with a space separating each name.</text:span></text:p>
                    </text:list-item>
                  </text:list>
                </text:list-item>
              </text:list>
            </text:list-item>
          </text:list>
        </text:list-item>
        <text:list-item>
          <text:p text:style-name="P161"><text:span text:style-name="T162">Remove Duplicates</text:span><text:span text:style-name="T163">:</text:span></text:p>
          <text:list text:continue-numbering="true">
            <text:list-item>
              <text:p text:style-name="P164"><text:span text:style-name="T165">Select the columns you want to check for duplicates (e.g.,<text:s/></text:span><text:span text:style-name="T166">name</text:span><text:span text:style-name="T167">,<text:s/></text:span><text:span text:style-name="T168">author</text:span><text:span text:style-name="T169">,<text:s/></text:span><text:span text:style-name="T170">narrator</text:span><text:span text:style-name="T171">, etc.).</text:span></text:p>
            </text:list-item>
            <text:list-item>
              <text:p text:style-name="P172"><text:span text:style-name="T173">Go to the<text:s/></text:span><text:span text:style-name="T174">Home</text:span><text:span text:style-name="T175"><text:s/>tab.</text:span></text:p>
            </text:list-item>
            <text:list-item>
              <text:p text:style-name="P176"><text:span text:style-name="T177">Click on<text:s/></text:span><text:span text:style-name="T178">Remove Duplicates</text:span><text:span text:style-name="T179">.</text:span></text:p>
            </text:list-item>
          </text:list>
        </text:list-item>
        <text:list-item>
          <text:p text:style-name="P180"><text:span text:style-name="T181">Remove Blank Rows</text:span><text:span text:style-name="T182">:</text:span></text:p>
          <text:list text:continue-numbering="true">
            <text:list-item>
              <text:p text:style-name="P183"><text:span text:style-name="T184">Go to the<text:s/></text:span><text:span text:style-name="T185">Home</text:span><text:span text:style-name="T186"><text:s/>tab.</text:span></text:p>
            </text:list-item>
            <text:list-item>
              <text:p text:style-name="P187"><text:span text:style-name="T188">Click on<text:s/></text:span><text:span text:style-name="T189">Remove Rows</text:span><text:span text:style-name="T190"><text:s/>&gt;<text:s/></text:span><text:span text:style-name="T191">Remove Blank Rows</text:span><text:span text:style-name="T192">.</text:span></text:p>
            </text:list-item>
          </text:list>
        </text:list-item>
        <text:list-item>
          <text:p text:style-name="P193"><text:span text:style-name="T194">Extract Ratings from<text:s/></text:span><text:span text:style-name="T195">stars</text:span><text:span text:style-name="T196"><text:s/>Column</text:span><text:span text:style-name="T197">:</text:span></text:p>
          <text:list text:continue-numbering="true">
            <text:list-item>
              <text:p text:style-name="P198"><text:span text:style-name="T199">Select the<text:s/></text:span><text:span text:style-name="T200">stars</text:span><text:span text:style-name="T201"><text:s/>column.</text:span></text:p>
            </text:list-item>
            <text:list-item>
              <text:p text:style-name="P202"><text:span text:style-name="T203">Use<text:s/></text:span><text:span text:style-name="T204">Split Column</text:span><text:span text:style-name="T205"><text:s/>&gt;<text:s/></text:span><text:span text:style-name="T206">By Delimiter</text:span><text:span text:style-name="T207"><text:s/>and choose<text:s/></text:span><text:span text:style-name="T208">(other)</text:span><text:span text:style-name="T209"><text:s/>and enter<text:s/></text:span><text:span text:style-name="T210">(star)</text:span><text:span text:style-name="T211"><text:s/>as the delimiter to split the text into separate columns for stars and ratings.</text:span></text:p>
            </text:list-item>
            <text:list-item>
              <text:p text:style-name="P212"><text:span text:style-name="T213">Right-click on the columns with ratings and rename that column (e.g.,<text:s/></text:span><text:span text:style-name="T214">number of ratings</text:span><text:span text:style-name="T215">).</text:span></text:p>
            </text:list-item>
            <text:list-item>
              <text:p text:style-name="P216"><text:span text:style-name="T217">Remove the ratings text from the ratings column by right-clicking and selecting<text:s/></text:span><text:span text:style-name="T218">Replace Values</text:span><text:span text:style-name="T219"><text:s/>and replacing<text:s/></text:span><text:span text:style-name="T220">( ratings)</text:span><text:span text:style-name="T221"><text:s/>with nothing.</text:span></text:p>
            </text:list-item>
          </text:list>
        </text:list-item>
        <text:list-item>
          <text:p text:style-name="P222"><text:span text:style-name="T223">Remove "out of 5" from the<text:s/></text:span><text:span text:style-name="T224">stars</text:span><text:span text:style-name="T225"><text:s/>Column</text:span><text:span text:style-name="T226">:</text:span></text:p>
          <text:list text:continue-numbering="true">
            <text:list-item>
              <text:p text:style-name="P227"><text:span text:style-name="T228">Select the<text:s/></text:span><text:span text:style-name="T229">stars</text:span><text:span text:style-name="T230"><text:s/>column.</text:span></text:p>
            </text:list-item>
            <text:list-item>
              <text:p text:style-name="P231"><text:span text:style-name="T232">Go to the<text:s/></text:span><text:span text:style-name="T233">Transform</text:span><text:span text:style-name="T234"><text:s/>tab.</text:span></text:p>
            </text:list-item>
            <text:list-item>
              <text:p text:style-name="P235"><text:span text:style-name="T236">Click on<text:s/></text:span><text:span text:style-name="T237">Replace Values</text:span><text:span text:style-name="T238">.</text:span></text:p>
            </text:list-item>
            <text:list-item>
              <text:p text:style-name="P239"><text:span text:style-name="T240">In the<text:s/></text:span><text:span text:style-name="T241">Value to Find</text:span><text:span text:style-name="T242"><text:s/>box, type<text:s/></text:span><text:span text:style-name="T243">out of 5</text:span><text:span text:style-name="T244">.</text:span></text:p>
            </text:list-item>
            <text:list-item>
              <text:p text:style-name="P245"><text:span text:style-name="T246">Leave the<text:s/></text:span><text:span text:style-name="T247">Replace with</text:span><text:span text:style-name="T248"><text:s/>box empty and click<text:s/></text:span><text:span text:style-name="T249">OK</text:span><text:span text:style-name="T250">.</text:span></text:p>
            </text:list-item>
          </text:list>
        </text:list-item>
        <text:list-item>
          <text:p text:style-name="P251"><text:span text:style-name="T252">Remove Rows with Missing Stars or Ratings</text:span><text:span text:style-name="T253">:</text:span></text:p>
          <text:list text:continue-numbering="true">
            <text:list-item>
              <text:p text:style-name="P254"><text:span text:style-name="T255">Ratings are crucial to our analysis, so we’ve decided to filter out rows where the stars column or the number of ratings column has<text:s/></text:span><text:span text:style-name="T256">Not rated yet</text:span><text:span text:style-name="T257"><text:s/>or<text:s/></text:span><text:span text:style-name="T258">null</text:span><text:span text:style-name="T259"><text:s/>values.</text:span></text:p>
            </text:list-item>
            <text:list-item>
              <text:p text:style-name="P260"><text:span text:style-name="T261">Click the down arrow icon to the right of the<text:s/></text:span><text:span text:style-name="T262">number of ratings</text:span><text:span text:style-name="T263"><text:s/>column header.</text:span></text:p>
            </text:list-item>
            <text:list-item>
              <text:p text:style-name="P264"><text:span text:style-name="T265">Uncheck<text:s/></text:span><text:span text:style-name="T266">null</text:span><text:span text:style-name="T267"><text:s/>to remove those rows.</text:span></text:p>
            </text:list-item>
            <text:list-item>
              <text:p text:style-name="P268"><text:span text:style-name="T269">Click<text:s/></text:span><text:span text:style-name="T270">OK</text:span><text:span text:style-name="T271">.</text:span></text:p>
            </text:list-item>
          </text:list>
        </text:list-item>
        <text:list-item>
          <text:p text:style-name="P272"><text:span text:style-name="T273">Check and Correct Data Types</text:span><text:span text:style-name="T274">:</text:span></text:p>
          <text:list text:continue-numbering="true">
            <text:list-item>
              <text:p text:style-name="P275"><text:span text:style-name="T276">Ensure each column has the correct data type by selecting the column and choosing the appropriate data type from the<text:s/></text:span><text:span text:style-name="T277">Transform</text:span><text:span text:style-name="T278"><text:s/>tab.</text:span></text:p>
            </text:list-item>
            <text:list-item>
              <text:p text:style-name="P279"><text:span text:style-name="T280">Change the Data Type for the<text:s/></text:span><text:span text:style-name="T281">price</text:span><text:span text:style-name="T282"><text:s/>Column to Currency</text:span><text:span text:style-name="T283">:</text:span></text:p>
              <text:soft-page-break/>
              <text:list text:continue-numbering="true">
                <text:list-item>
                  <text:p text:style-name="P284"><text:span text:style-name="T285">Select the<text:s/></text:span><text:span text:style-name="T286">price</text:span><text:span text:style-name="T287"><text:s/>column.</text:span></text:p>
                </text:list-item>
                <text:list-item>
                  <text:p text:style-name="P288"><text:span text:style-name="T289">Go to the<text:s/></text:span><text:span text:style-name="T290">Transform</text:span><text:span text:style-name="T291"><text:s/>tab.</text:span></text:p>
                </text:list-item>
                <text:list-item>
                  <text:p text:style-name="P292"><text:span text:style-name="T293">Click on the data type dropdown next to<text:s/></text:span><text:span text:style-name="T294">Data Type:</text:span><text:span text:style-name="T295">.</text:span></text:p>
                </text:list-item>
                <text:list-item>
                  <text:p text:style-name="P296"><text:span text:style-name="T297">Select<text:s/></text:span><text:span text:style-name="T298">Currency</text:span><text:span text:style-name="T299">.</text:span></text:p>
                </text:list-item>
              </text:list>
            </text:list-item>
            <text:list-item>
              <text:p text:style-name="P300"><text:span text:style-name="T301">Transform the<text:s/></text:span><text:span text:style-name="T302">price</text:span><text:span text:style-name="T303"><text:s/>Column by Dividing by 100</text:span><text:span text:style-name="T304">:</text:span></text:p>
              <text:list text:continue-numbering="true">
                <text:list-item>
                  <text:p text:style-name="P305"><text:span text:style-name="T306">Select the<text:s/></text:span><text:span text:style-name="T307">price</text:span><text:span text:style-name="T308"><text:s/>column.</text:span></text:p>
                </text:list-item>
                <text:list-item>
                  <text:p text:style-name="P309"><text:span text:style-name="T310">Go to the<text:s/></text:span><text:span text:style-name="T311">Transform</text:span><text:span text:style-name="T312"><text:s/>tab.</text:span></text:p>
                </text:list-item>
                <text:list-item>
                  <text:p text:style-name="P313"><text:span text:style-name="T314">Click on<text:s/></text:span><text:span text:style-name="T315">Standard</text:span><text:span text:style-name="T316"><text:s/>&gt;<text:s/></text:span><text:span text:style-name="T317">Divide</text:span><text:span text:style-name="T318">.</text:span></text:p>
                </text:list-item>
                <text:list-item>
                  <text:p text:style-name="P319"><text:span text:style-name="T320">Enter<text:s/></text:span><text:span text:style-name="T321">100</text:span><text:span text:style-name="T322"><text:s/>and click<text:s/></text:span><text:span text:style-name="T323">OK</text:span><text:span text:style-name="T324">.</text:span></text:p>
                </text:list-item>
              </text:list>
            </text:list-item>
            <text:list-item>
              <text:p text:style-name="P325"><text:span text:style-name="T326">Change the Data Type for the<text:s/></text:span><text:span text:style-name="T327">number of ratings</text:span><text:span text:style-name="T328"><text:s/>Column to Whole Number</text:span><text:span text:style-name="T329">:</text:span></text:p>
              <text:list text:continue-numbering="true">
                <text:list-item>
                  <text:p text:style-name="P330"><text:span text:style-name="T331">Select the<text:s/></text:span><text:span text:style-name="T332">number of ratings</text:span><text:span text:style-name="T333"><text:s/>column.</text:span></text:p>
                </text:list-item>
                <text:list-item>
                  <text:p text:style-name="P334"><text:span text:style-name="T335">Go to the<text:s/></text:span><text:span text:style-name="T336">Transform</text:span><text:span text:style-name="T337"><text:s/>tab.</text:span></text:p>
                </text:list-item>
                <text:list-item>
                  <text:p text:style-name="P338"><text:span text:style-name="T339">Click on the data type dropdown next to<text:s/></text:span><text:span text:style-name="T340">Data Type:</text:span><text:span text:style-name="T341">.</text:span></text:p>
                </text:list-item>
                <text:list-item>
                  <text:p text:style-name="P342"><text:span text:style-name="T343">Select<text:s/></text:span><text:span text:style-name="T344">Whole Number</text:span><text:span text:style-name="T345">.</text:span></text:p>
                </text:list-item>
              </text:list>
            </text:list-item>
          </text:list>
        </text:list-item>
        <text:list-item>
          <text:p text:style-name="P346"><text:span text:style-name="T347">Load the Cleaned Data into Excel</text:span><text:span text:style-name="T348">:</text:span></text:p>
          <text:list text:continue-numbering="true">
            <text:list-item>
              <text:p text:style-name="P349"><text:span text:style-name="T350">Once you have finished cleaning the data, click<text:s/></text:span><text:span text:style-name="T351">Close &amp; Load</text:span><text:span text:style-name="T352"><text:s/>in the<text:s/></text:span><text:span text:style-name="T353">Home</text:span><text:span text:style-name="T354"><text:s/>tab.</text:span></text:p>
            </text:list-item>
            <text:list-item>
              <text:p text:style-name="P355">The cleaned data will be loaded into a new worksheet in Excel.</text:p>
            </text:list-item>
          </text:list>
        </text:list-item>
      </text:list>
      <text:p text:style-name="Normal"/>
      <text:p text:style-name="Normal"/>
      <text:p text:style-name="Normal"/>
      <text:p text:style-name="Normal"/>
      <text:p text:style-name="Normal">Remove values from<text:s/>language<text:s/>column so they have to fill<text:s/>up or down<text:s/>values.</text:p>
      <text:p text:style-name="Normal">Also create duplicates.</text:p>
      <text:p text:style-name="Normal">Create Blank row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Tw Cen MT Condensed" svg:font-family="Tw Cen MT Condensed" style:font-family-generic="swiss" style:font-pitch="variable" svg:panose-1="2 11 6 6 2 1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background-fill draw:fill="solid"/>
      </style:paragraph-properties>
      <style:text-properties style:font-name="Tw Cen M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1CADE4" fo:border-right="none" fo:padding-top="0in" fo:padding-left="0in" fo:padding-bottom="0.0138in" fo:padding-right="0in" style:shadow="none" fo:margin-top="0.2777in" fo:margin-bottom="0.0277in" fo:line-height="100%"/>
      <style:text-properties style:font-name="Tw Cen MT Condensed" style:font-name-asian="Times New Roman" style:font-name-complex="Times New Roman" fo:color="#1481AB"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in" fo:line-height="100%"/>
      <style:text-properties style:font-name="Tw Cen MT Condensed" style:font-name-asian="Times New Roman" style:font-name-complex="Times New Roman" fo:color="#1481AB"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Tw Cen MT Condensed" style:font-name-asian="Times New Roman" style:font-name-complex="Times New Roman" fo:color="#40404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Tw Cen MT Condensed" style:font-name-asian="Times New Roman" style:font-name-complex="Times New Roman"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in"/>
      <style:text-properties style:font-name="Tw Cen MT Condensed" style:font-name-asian="Times New Roman" style:font-name-complex="Times New Roman" fo:font-style="italic" style:font-style-asian="italic" style:font-style-complex="italic"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555in" fo:margin-bottom="0in"/>
      <style:text-properties style:font-name="Tw Cen MT Condensed" style:font-name-asian="Times New Roman" style:font-name-complex="Times New Roman" fo:color="#595959" fo:hyphenate="false"/>
    </style:style>
    <style:style style:name="Heading7" style:display-name="Heading 7" style:family="paragraph" style:parent-style-name="Normal" style:next-style-name="Normal" style:default-outline-level="7">
      <style:paragraph-properties fo:keep-with-next="always" fo:keep-together="always" fo:margin-top="0.0555in" fo:margin-bottom="0in"/>
      <style:text-properties style:font-name="Tw Cen MT Condensed" style:font-name-asian="Times New Roman" style:font-name-complex="Times New Roman" fo:font-style="italic" style:font-style-asian="italic" style:font-style-complex="italic" fo:color="#595959" fo:hyphenate="false"/>
    </style:style>
    <style:style style:name="Heading8" style:display-name="Heading 8" style:family="paragraph" style:parent-style-name="Normal" style:next-style-name="Normal" style:default-outline-level="8">
      <style:paragraph-properties fo:keep-with-next="always" fo:keep-together="always" fo:margin-top="0.0555in" fo:margin-bottom="0in"/>
      <style:text-properties style:font-name="Tw Cen MT Condensed" style:font-name-asian="Times New Roman" style:font-name-complex="Times New Roman" fo:font-variant="small-caps" fo:color="#595959" fo:hyphenate="false"/>
    </style:style>
    <style:style style:name="Heading9" style:display-name="Heading 9" style:family="paragraph" style:parent-style-name="Normal" style:next-style-name="Normal" style:default-outline-level="9">
      <style:paragraph-properties fo:keep-with-next="always" fo:keep-together="always" fo:margin-top="0.0555in" fo:margin-bottom="0in"/>
      <style:text-properties style:font-name="Tw Cen MT Condensed" style:font-name-asian="Times New Roman" style:font-name-complex="Times New Roman" fo:font-style="italic" style:font-style-asian="italic" style:font-style-complex="italic" fo:font-variant="small-caps" fo:color="#595959"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Condensed" style:font-name-asian="Times New Roman" style:font-name-complex="Times New Roman" fo:color="#1481AB" fo:font-size="18pt" style:font-size-asian="18pt" style:font-size-complex="18pt"/>
    </style:style>
    <style:style style:name="Heading2Char" style:display-name="Heading 2 Char" style:family="text" style:parent-style-name="DefaultParagraphFont">
      <style:text-properties style:font-name="Tw Cen MT Condensed" style:font-name-asian="Times New Roman" style:font-name-complex="Times New Roman" fo:color="#1481AB" fo:font-size="14pt" style:font-size-asian="14pt" style:font-size-complex="14pt"/>
    </style:style>
    <style:style style:name="Heading3Char" style:display-name="Heading 3 Char" style:family="text" style:parent-style-name="DefaultParagraphFont">
      <style:text-properties style:font-name="Tw Cen MT Condensed" style:font-name-asian="Times New Roman" style:font-name-complex="Times New Roman" fo:color="#404040" fo:font-size="13pt" style:font-size-asian="13pt" style:font-size-complex="13pt"/>
    </style:style>
    <style:style style:name="Heading4Char" style:display-name="Heading 4 Char" style:family="text" style:parent-style-name="DefaultParagraphFont">
      <style:text-properties style:font-name="Tw Cen MT Condensed" style:font-name-asian="Times New Roman" style:font-name-complex="Times New Roman" fo:font-size="12pt" style:font-size-asian="12pt" style:font-size-complex="12pt"/>
    </style:style>
    <style:style style:name="Heading5Char" style:display-name="Heading 5 Char" style:family="text" style:parent-style-name="DefaultParagraphFont">
      <style:text-properties style:font-name="Tw Cen MT Condensed" style:font-name-asian="Times New Roman" style:font-name-complex="Times New Roman" fo:font-style="italic" style:font-style-asian="italic" style:font-style-complex="italic" fo:font-size="11pt" style:font-size-asian="11pt" style:font-size-complex="11pt"/>
    </style:style>
    <style:style style:name="Heading6Char" style:display-name="Heading 6 Char" style:family="text" style:parent-style-name="DefaultParagraphFont">
      <style:text-properties style:font-name="Tw Cen MT Condensed" style:font-name-asian="Times New Roman" style:font-name-complex="Times New Roman" fo:color="#595959"/>
    </style:style>
    <style:style style:name="Heading7Char" style:display-name="Heading 7 Char" style:family="text" style:parent-style-name="DefaultParagraphFont">
      <style:text-properties style:font-name="Tw Cen MT Condensed" style:font-name-asian="Times New Roman" style:font-name-complex="Times New Roman" fo:font-style="italic" style:font-style-asian="italic" style:font-style-complex="italic" fo:color="#595959"/>
    </style:style>
    <style:style style:name="Heading8Char" style:display-name="Heading 8 Char" style:family="text" style:parent-style-name="DefaultParagraphFont">
      <style:text-properties style:font-name="Tw Cen MT Condensed" style:font-name-asian="Times New Roman" style:font-name-complex="Times New Roman" fo:font-variant="small-caps" fo:color="#595959"/>
    </style:style>
    <style:style style:name="Heading9Char" style:display-name="Heading 9 Char" style:family="text" style:parent-style-name="DefaultParagraphFont">
      <style:text-properties style:font-name="Tw Cen MT Condensed" style:font-name-asian="Times New Roman" style:font-name-complex="Times New Roman" fo:font-style="italic" style:font-style-asian="italic" style:font-style-complex="italic" fo:font-variant="small-caps" fo:color="#595959"/>
    </style:style>
    <style:style style:name="Title" style:display-name="Title" style:family="paragraph" style:parent-style-name="Normal" style:next-style-name="Normal">
      <style:paragraph-properties style:contextual-spacing="true" fo:margin-bottom="0in" fo:line-height="100%"/>
      <style:text-properties style:font-name="Tw Cen MT Condensed" style:font-name-asian="Times New Roman" style:font-name-complex="Times New Roman" fo:color="#1481AB" fo:letter-spacing="-0.0048in" fo:font-size="40pt" style:font-size-asian="40pt" style:font-size-complex="40pt" fo:hyphenate="false"/>
    </style:style>
    <style:style style:name="TitleChar" style:display-name="Title Char" style:family="text" style:parent-style-name="DefaultParagraphFont">
      <style:text-properties style:font-name="Tw Cen MT Condensed" style:font-name-asian="Times New Roman" style:font-name-complex="Times New Roman" fo:color="#1481AB" fo:letter-spacing="-0.0048in" fo:font-size="40pt" style:font-size-asian="40pt" style:font-size-complex="40pt"/>
    </style:style>
    <style:style style:name="Subtitle" style:display-name="Subtitle" style:family="paragraph" style:parent-style-name="Normal" style:next-style-name="Normal">
      <style:paragraph-properties fo:margin-bottom="0.1666in" fo:line-height="100%"/>
      <style:text-properties style:font-name="Tw Cen MT Condensed" style:font-name-asian="Times New Roman" style:font-name-complex="Times New Roman" fo:color="#404040" fo:font-size="15pt" style:font-size-asian="15pt" style:font-size-complex="15pt" fo:hyphenate="false"/>
    </style:style>
    <style:style style:name="SubtitleChar" style:display-name="Subtitle Char" style:family="text" style:parent-style-name="DefaultParagraphFont">
      <style:text-properties style:font-name="Tw Cen MT Condensed" style:font-name-asian="Times New Roman" style:font-name-complex="Times New Roman" fo:color="#404040" fo:font-size="15pt" style:font-size-asian="15pt" style:font-size-complex="15pt"/>
    </style:style>
    <style:style style:name="Quote" style:display-name="Quote" style:family="paragraph" style:parent-style-name="Normal" style:next-style-name="Normal">
      <style:paragraph-properties fo:text-align="center" fo:margin-top="0.1666in" fo:margin-bottom="0.1666in" fo:line-height="105%"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IntenseQuote" style:display-name="Intense Quote" style:family="paragraph" style:parent-style-name="Normal" style:next-style-name="Normal">
      <style:paragraph-properties fo:text-align="center" fo:margin-top="0.0694in" fo:margin-bottom="0.1666in" fo:margin-left="0.6in" fo:margin-right="0.6in">
        <style:tab-stops/>
      </style:paragraph-properties>
      <style:text-properties style:font-name="Tw Cen MT Condensed" style:font-name-asian="Times New Roman" style:font-name-complex="Times New Roman" fo:color="#1CADE4" fo:font-size="14pt" style:font-size-asian="14pt" style:font-size-complex="14pt" fo:hyphenate="false"/>
    </style:style>
    <style:style style:name="IntenseQuoteChar" style:display-name="Intense Quote Char" style:family="text" style:parent-style-name="DefaultParagraphFont">
      <style:text-properties style:font-name="Tw Cen MT Condensed" style:font-name-asian="Times New Roman" style:font-name-complex="Times New Roman" fo:color="#1CADE4" fo:font-size="14pt" style:font-size-asian="14pt" style:font-size-complex="14pt"/>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fals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SubtleEmphasis" style:display-name="Subtle Emphasis" style:family="text" style:parent-style-name="DefaultParagraphFont">
      <style:text-properties fo:font-style="italic" style:font-style-asian="italic" style:font-style-complex="italic" fo:color="#595959"/>
    </style:style>
    <style:style style:name="SubtleReference" style:display-name="Subtle Reference" style:family="text" style:parent-style-name="DefaultParagraphFont">
      <style:text-properties fo:font-variant="small-caps" fo:color="#404040"/>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2LVL2" style:family="text">
      <style:text-properties style:font-name="Courier New"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4LVL2" style:family="text">
      <style:text-properties style:font-name="Courier New"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cade4" draw:opacity="100%" draw:stroke="solid" svg:stroke-width="0.01736in" svg:stroke-color="#064760"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2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2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6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6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9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9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0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0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number text:level="1"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2"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2"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2"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2"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2"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Title" style:family="paragraph">
      <style:text-properties fo:font-size="28pt" style:font-size-asian="28pt" style:font-size-complex="28pt"/>
    </style:style>
  </office:automatic-styles>
  <office:master-styles>
    <style:master-page style:name="MP0" style:page-layout-name="PL0">
      <style:header>
        <text:p text:style-name="P2">Cleaning &amp; Transforming the Audible Datase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la Lipstein</meta:initial-creator>
    <dc:creator>Ramla Lipstein</dc:creator>
    <meta:creation-date>2024-07-11T03:31:00Z</meta:creation-date>
    <dc:date>2024-07-11T06:04:00Z</dc:date>
    <meta:template xlink:href="Normal" xlink:type="simple"/>
    <meta:editing-cycles>1</meta:editing-cycles>
    <meta:editing-duration>PT0S</meta:editing-duration>
    <meta:document-statistic meta:page-count="3" meta:paragraph-count="8" meta:word-count="606" meta:character-count="4058" meta:row-count="28" meta:non-whitespace-character-count="3460"/>
  </office:meta>
</office:document-meta>
</file>